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e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en.setVelocityEngineProperties( VelocityEngine v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xen.isUseResourceLoade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ini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getOutpu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setTemplatePath( final String templa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setOutputEncoding( final String outpu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setResourceLoaderModificationCheckInterval( final int resourceLoaderModificationCheck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getInpu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getResourceLoaderModificationCheck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setUseResourceLoaderCache( final boolean useResourceLoader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setOutputFileName( final String output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getLog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setOutputDirectory( final File outpu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addContributors( final Collection contribu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getOutpu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setLogFile( final String lo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runClean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en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getOutpu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isUs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populateContext( final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xen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exen.runPopulateContext( final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en.setUseClasspath( final boolean use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getContribu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Tex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en.getControl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setControlTemplate( final String control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setInputEncoding( final String inpu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getGenerato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setLog( final Texen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getTempla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.setGeneratorClassName( final String generato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